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font-size-asian="16pt" style:font-name-complex="Times New Roman1" style:font-size-complex="16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" fo:font-size="16pt" style:font-size-asian="16pt" style:font-name-complex="Times New Roman1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GoBack"/><text:span text:style-name="T1">Juhlija, jolla hyvä itteluottamus <text:s/><text:line-break/>Reisu Malmin tietä pitkin <text:s/><text:line-break/></text:span></text:p>
      <text:p text:style-name="Standard"><text:span text:style-name="T1">SUOMEN PELLO <text:s/><text:line-break/>Kuluvanna vuona Tornionlaakson teatteri pittää 30-vuotisjuhlaa täpötäyelä repertuaarila <text:s/><text:line-break/>Toimet saava kohonsa ko suurtuotanto Malmin tie saapi ensi-illan Luulajassa 18. elokuuta ja sitte osotethaan neljälä eri paikkakunnala. <text:s/></text:span></text:p>
      <text:p text:style-name="Standard"><text:span text:style-name="T1">Haaparannanlehti pistää siäsäle matkala olehvaan kolektiihviin. <text:s/><text:line-break/>Ko osottamopaikka oon likelä kylän ulko-osottamoa leikkipaikala ei ole riskiä ette kohtaamisesta tullee staattista. Osottajien ja avisiväen rinnalle liittyy joitaki ikkäintyviä paikkakuntalaisia, utelihaita lämpimän maanantai-iltapäivän hoiosta. <text:s/><text:line-break/>Leikkipaikka oon muun rinnala hyvä metafoori teatterin työle. Kreatöörile oon viisasta pittää yhtheyttä lapsheen itteshään. <text:s/><text:line-break/>Ette olhaan keskelä prosessia sen huomaa selvästi – projektinjohtaja Regina Veräjä liituilee eustajat yhessä viivat projektista, josta kelhään ei vielä ole kokonaista kuvvaa. <text:s/><text:line-break/><text:line-break/>Urhoolisia otheita <text:s/></text:span></text:p>
      <text:p text:style-name="Standard"><text:span text:style-name="T1">Selvää oon, ette Malmin tie-osotelma ei ole suoraa kerrontaa. Pyörtänheistä tullee aika levveitä. <text:s/><text:line-break/>– Osotelma ei ole mishään realistinen, sannoo Göran Forsmark.<text:line-break/>Forsmark kuvvaa LK:ta, mikä oon suuren kruuvapuulaakin akronyymi. Se tuntee olevansa kotona roikassa, suomen kielivariantista huolimatta. <text:s/><text:line-break/>– <text:s/>Minun juuret oon Malmivaarassa niin mieliala ei ole mulle vierasta, se naurahtellee. <text:s/><text:line-break/>Niin osotelmassa ko maanantain kokkouksessa kieliä sekotethaan friskisti. Ruotti, suomi ja meänkieli oon osia kielien linjajärjestelmästä. <text:line-break/></text:span></text:p>
      <text:p text:style-name="Standard"><text:span text:style-name="T1">Ottaa paikkaa <text:s/><text:line-break/>Saamen murre mahtuu kans. <text:s/><text:line-break/>Malmin tie-osotelmassa saapi esimerkiksi meänklielinen repliikki tavalisesti selityksen seuraavassa ruottin selityksessä ja niin ymmärtäminen oon taattu äitinkielestä huolimatta. </text:span></text:p>
      <text:p text:style-name="Standard"><text:span text:style-name="T1">– Eikä kaikkia tarttee jälkiäänittä. Joskus repliikki saapi vain riippua, meinaa Regina Veräjä.<text:line-break/>Monikielisyys ei koskhaan tunnu haetulta. Piiain siksi ko ToTe nykyhään oon järjestö, jolla oon itteluottamusta, joka saattaa omistusvallottaa perukan. <text:s/><text:line-break/>Oikein käytettynnä lingvistinen akropatiikki oon sen lisäksi vielä ommaa arvolaatua. <text:s/></text:span></text:p>
      <text:p text:style-name="Standard"><text:span text:style-name="T1">Vakavia alisäveliä <text:s/><text:line-break/>Tavale uskolinen, jäyhä huumori, joka rönsäilee Tornion väylänvarrela oon päiväselvä aines Malmin tie-osotelmassa. Mutta siinä oon kans tumma pohjasointu. <text:s/></text:span></text:p>
      <text:p text:style-name="Standard"><text:span text:style-name="T1">– Jossaki asianna oon ekonoomiset tosiasiat ja markkina, joka vaikuttaa meihin kaikhiin, Markku Köngäs tuopi esile. <text:s/><text:line-break/>Köngäs saapi Veikko-hahmossa kurenollistaa aikamme yrittäijää. <text:s/>Musikki saapi suuren rollin osotelmassa, Malin Hülphersin erikoissävelettyä äänijälkeä. Paikaliset kuorot ja prokresiivinen kamariorkesteri Norrbotten NEO Erik Westerbergin johtamanna takkaa jännän sekotuksen. <text:s/><text:line-break/>På spåret<text:line-break/>Perimäisenä eesvastaajanna musikista oon Carina Henriksson ja teatterimuusikko Klas Hjortsam sivupotkasunna harjotusten aikana. <text:s/><text:line-break/>– Musikin laittaminen elähvään teatteriosotuksheen vaatii tarkkaa korvaa. Ei riitä pelata hyvin, häätyy kans tuottaa tramattista laittamista, Hjortsam selittää. <text:s/><text:line-break/>Osotelman nimi oon tietenki kans sen teema – raaka-aihneesta oon tullu osa perukan itenttiteettiä. Jossa esityspaikat määräävä Malmbananin reittiä. <text:s/><text:line-break/>Luulajan kahen illan jälkhiin seuraa osotuksia Malmivaarassa, Pajalassa, Kirunassa ja Suomen Pellossa. <text:s/><text:line-break/><text:line-break/>Bildtext Fi  Vasemalta: Carina Henriksson, Klas Hjortstam, Göran Forsmark, Markku Köngäs ja David Forsberg tarjosit maanantai-iltapäivänä osottamolta makukappalheita Malmin tie-ostolemasta. Tornionlaakson teatterin suuri juhlatuotanto, joka saapi ensi-illan Luulajassa 18. elokuuta. <text:s/></text:span></text:p>
      <text:p text:style-name="P1"/>
      <text:p text:style-name="Standard"><text:span text:style-name="T1">Meänkielennös. Bengt Pohjanen<text:line-break/>EKALE: Malmin tie – ei aivan suora </text:span><text:bookmark-end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sv" fo:country="S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sv" fo:country="S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ngt</meta:initial-creator>
    <dc:creator>Asus</dc:creator>
    <meta:editing-cycles>6</meta:editing-cycles>
    <meta:creation-date>2016-06-21T14:39:00</meta:creation-date>
    <dc:date>2016-06-21T18:30:00</dc:date>
    <meta:editing-duration>PT1H6M</meta:editing-duration>
    <meta:generator>LibreOffice/6.4.6.2$Linux_X86_64 LibreOffice_project/40$Build-2</meta:generator>
    <meta:document-statistic meta:table-count="0" meta:image-count="0" meta:object-count="0" meta:page-count="1" meta:paragraph-count="9" meta:word-count="403" meta:character-count="3514" meta:non-whitespace-character-count="305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